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8ebd0" draw:textarea-horizontal-align="justify" draw:textarea-vertical-align="middle" draw:auto-grow-height="false" fo:min-height="31.5cm" fo:min-width="2.145cm"/>
    </style:style>
    <style:style style:name="gr2" style:family="graphic" style:parent-style-name="standard">
      <style:graphic-properties draw:stroke="none" svg:stroke-color="#000000" draw:fill-color="#d8ebd0" draw:textarea-horizontal-align="justify" draw:textarea-vertical-align="middle" draw:auto-grow-height="false" fo:min-height="5815.054cm" fo:min-width="2.145cm"/>
    </style:style>
    <style:style style:name="gr3" style:family="graphic" style:parent-style-name="standard">
      <style:graphic-properties svg:stroke-color="#000000" draw:fill-color="#666666" draw:textarea-horizontal-align="justify" draw:textarea-vertical-align="middle" draw:auto-grow-height="false" fo:min-height="2.395cm" fo:min-width="9.553cm"/>
      <style:paragraph-properties style:writing-mode="lr-tb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2.395cm" fo:min-width="16.961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21.974cm" fo:min-width="9.553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21.974cm" fo:min-width="5.849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21.974cm" fo:min-width="24.369cm"/>
      <style:paragraph-properties style:writing-mode="lr-tb"/>
    </style:style>
    <style:style style:name="gr8" style:family="graphic" style:parent-style-name="standard">
      <style:graphic-properties svg:stroke-color="#000000" draw:fill-color="#808080" draw:textarea-horizontal-align="justify" draw:textarea-vertical-align="middle" draw:auto-grow-height="false" fo:min-height="1.914cm" fo:min-width="42.889cm"/>
      <style:paragraph-properties style:writing-mode="lr-tb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2.395cm" fo:min-width="13.257cm"/>
      <style:paragraph-properties style:writing-mode="lr-tb"/>
    </style:style>
    <style:style style:name="P1" style:family="paragraph">
      <loext:graphic-properties draw:fill-color="#d8ebd0"/>
      <style:paragraph-properties fo:text-align="center"/>
    </style:style>
    <style:style style:name="P2" style:family="paragraph">
      <style:paragraph-properties fo:text-align="center"/>
      <style:text-properties fo:background-color="#ffffff"/>
    </style:style>
    <style:style style:name="P3" style:family="paragraph">
      <loext:graphic-properties draw:fill-color="#666666"/>
      <style:paragraph-properties fo:text-align="center"/>
      <style:text-properties fo:background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808080"/>
      <style:paragraph-properties fo:text-align="center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Grille" svg:width="2.645cm" svg:height="31.75cm" svg:x="41.27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0.52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4.23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37.56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33.86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30.16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26.45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22.75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19.04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15.345cm" svg:y="-0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11.64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Grille" svg:width="2.645cm" svg:height="31.75cm" svg:x="7.93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Grille" svg:width="2.645cm" svg:height="5815.304cm" svg:x="41.273cm" svg:y="-29084.7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Zoning" svg:width="10.053cm" svg:height="2.645cm" svg:x="0.529cm" svg:y="0.529cm">
          <text:p text:style-name="P2"><text:span text:style-name="T1">LOGO et NO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Zoning" svg:width="17.461cm" svg:height="2.645cm" svg:x="11.641cm" svg:y="0.529cm">
          <text:p text:style-name="P2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Zoning" svg:width="10.053cm" svg:height="22.224cm" svg:x="0.529cm" svg:y="3.704cm">
          <text:p text:style-name="P4">TOC</text:p>
          <draw:enhanced-geometry svg:viewBox="0 0 21600 21600" draw:type="rectangle" draw:enhanced-path="M 0 0 L 21600 0 21600 21600 0 21600 0 0 Z N"/>
        </draw:custom-shape>
        <draw:custom-shape draw:style-name="gr6" draw:text-style-name="P5" draw:layer="Zoning" svg:width="6.349cm" svg:height="22.224cm" svg:x="37.569cm" svg:y="3.704cm">
          <text:p text:style-name="P4">MENU CONTEXTUE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Zoning" svg:width="24.869cm" svg:height="22.224cm" svg:x="11.641cm" svg:y="3.704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Zoning" svg:width="43.389cm" svg:height="2.164cm" svg:x="0.529cm" svg:y="26.409cm">
          <text:p text:style-name="P4"><text:span text:style-name="T1">PIED DE PAG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Zoning" svg:width="13.757cm" svg:height="2.645cm" svg:x="30.161cm" svg:y="0.529cm">
          <text:p text:style-name="P4"><text:span text:style-name="T1">SEAR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4.45cm" fo:page-height="31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Zoning"/>
      <draw:layer draw:name="Grille" draw:display="screen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4T10:48:41.441000000</meta:creation-date>
    <dc:date>2021-10-04T15:21:32.264000000</dc:date>
    <meta:editing-duration>PT28M53S</meta:editing-duration>
    <meta:editing-cycles>6</meta:editing-cycles>
    <meta:generator>LibreOffice/7.2.1.2$Windows_X86_64 LibreOffice_project/87b77fad49947c1441b67c559c339af8f3517e22</meta:generator>
    <meta:document-statistic meta:object-count="20"/>
  </office:meta>
</office:document-meta>
</file>